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61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849.318">
            <text:p>-849.32</text:p>
          </table:table-cell>
          <table:table-cell office:value-type="float" office:value="80.658">
            <text:p>80.66</text:p>
          </table:table-cell>
          <table:table-cell office:value-type="float" office:value="-983.58">
            <text:p>-983.58</text:p>
          </table:table-cell>
          <table:table-cell office:value-type="float" office:value="-452.68">
            <text:p>-452.68</text:p>
          </table:table-cell>
          <table:table-cell office:value-type="float" office:value="16.02">
            <text:p>16.02</text:p>
          </table:table-cell>
          <table:table-cell office:value-type="float" office:value="218.9">
            <text:p>218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794.388">
            <text:p>-794.39</text:p>
          </table:table-cell>
          <table:table-cell office:value-type="float" office:value="103.22">
            <text:p>103.22</text:p>
          </table:table-cell>
          <table:table-cell office:value-type="float" office:value="-984.32">
            <text:p>-984.32</text:p>
          </table:table-cell>
          <table:table-cell office:value-type="float" office:value="-43.14">
            <text:p>-43.14</text:p>
          </table:table-cell>
          <table:table-cell office:value-type="float" office:value="15.3">
            <text:p>15.3</text:p>
          </table:table-cell>
          <table:table-cell office:value-type="float" office:value="250.46">
            <text:p>250.4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34.502">
            <text:p>-934.5</text:p>
          </table:table-cell>
          <table:table-cell office:value-type="float" office:value="44.714">
            <text:p>44.71</text:p>
          </table:table-cell>
          <table:table-cell office:value-type="float" office:value="-986.86">
            <text:p>-986.86</text:p>
          </table:table-cell>
          <table:table-cell office:value-type="float" office:value="-753">
            <text:p>-753</text:p>
          </table:table-cell>
          <table:table-cell office:value-type="float" office:value="12.94">
            <text:p>12.94</text:p>
          </table:table-cell>
          <table:table-cell office:value-type="float" office:value="85.52">
            <text:p>85.5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838.28">
            <text:p>-838.28</text:p>
          </table:table-cell>
          <table:table-cell office:value-type="float" office:value="83.862">
            <text:p>83.86</text:p>
          </table:table-cell>
          <table:table-cell office:value-type="float" office:value="-987.38">
            <text:p>-987.38</text:p>
          </table:table-cell>
          <table:table-cell office:value-type="float" office:value="-207.54">
            <text:p>-207.54</text:p>
          </table:table-cell>
          <table:table-cell office:value-type="float" office:value="12.34">
            <text:p>12.34</text:p>
          </table:table-cell>
          <table:table-cell office:value-type="float" office:value="210.18">
            <text:p>210.1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02.346">
            <text:p>-902.35</text:p>
          </table:table-cell>
          <table:table-cell office:value-type="float" office:value="68.032">
            <text:p>68.03</text:p>
          </table:table-cell>
          <table:table-cell office:value-type="float" office:value="-983.18">
            <text:p>-983.18</text:p>
          </table:table-cell>
          <table:table-cell office:value-type="float" office:value="-626.48">
            <text:p>-626.48</text:p>
          </table:table-cell>
          <table:table-cell office:value-type="float" office:value="16.32">
            <text:p>16.32</text:p>
          </table:table-cell>
          <table:table-cell office:value-type="float" office:value="184.64">
            <text:p>184.6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734.978">
            <text:p>-734.98</text:p>
          </table:table-cell>
          <table:table-cell office:value-type="float" office:value="113.118">
            <text:p>113.12</text:p>
          </table:table-cell>
          <table:table-cell office:value-type="float" office:value="-986.9">
            <text:p>-986.9</text:p>
          </table:table-cell>
          <table:table-cell office:value-type="float" office:value="-190.94">
            <text:p>-190.94</text:p>
          </table:table-cell>
          <table:table-cell office:value-type="float" office:value="12.9">
            <text:p>12.9</text:p>
          </table:table-cell>
          <table:table-cell office:value-type="float" office:value="245.06">
            <text:p>245.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839.49">
            <text:p>-839.49</text:p>
          </table:table-cell>
          <table:table-cell office:value-type="float" office:value="105.99">
            <text:p>105.99</text:p>
          </table:table-cell>
          <table:table-cell office:value-type="float" office:value="-980.62">
            <text:p>-980.62</text:p>
          </table:table-cell>
          <table:table-cell office:value-type="float" office:value="-538.08">
            <text:p>-538.08</text:p>
          </table:table-cell>
          <table:table-cell office:value-type="float" office:value="18.82">
            <text:p>18.82</text:p>
          </table:table-cell>
          <table:table-cell office:value-type="float" office:value="182.78">
            <text:p>182.7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778.502">
            <text:p>-778.5</text:p>
          </table:table-cell>
          <table:table-cell office:value-type="float" office:value="98.452">
            <text:p>98.45</text:p>
          </table:table-cell>
          <table:table-cell office:value-type="float" office:value="-986.84">
            <text:p>-986.84</text:p>
          </table:table-cell>
          <table:table-cell office:value-type="float" office:value="-208.32">
            <text:p>-208.32</text:p>
          </table:table-cell>
          <table:table-cell office:value-type="float" office:value="12.96">
            <text:p>12.96</text:p>
          </table:table-cell>
          <table:table-cell office:value-type="float" office:value="257.5">
            <text:p>257.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836.73">
            <text:p>-836.73</text:p>
          </table:table-cell>
          <table:table-cell office:value-type="float" office:value="67.582">
            <text:p>67.58</text:p>
          </table:table-cell>
          <table:table-cell office:value-type="float" office:value="-981.9">
            <text:p>-981.9</text:p>
          </table:table-cell>
          <table:table-cell office:value-type="float" office:value="118.34">
            <text:p>118.34</text:p>
          </table:table-cell>
          <table:table-cell office:value-type="float" office:value="17.66">
            <text:p>17.66</text:p>
          </table:table-cell>
          <table:table-cell office:value-type="float" office:value="270.92">
            <text:p>270.9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777.398">
            <text:p>-777.4</text:p>
          </table:table-cell>
          <table:table-cell office:value-type="float" office:value="114.878">
            <text:p>114.88</text:p>
          </table:table-cell>
          <table:table-cell office:value-type="float" office:value="-986.36">
            <text:p>-986.36</text:p>
          </table:table-cell>
          <table:table-cell office:value-type="float" office:value="-140.18">
            <text:p>-140.18</text:p>
          </table:table-cell>
          <table:table-cell office:value-type="float" office:value="13.42">
            <text:p>13.42</text:p>
          </table:table-cell>
          <table:table-cell office:value-type="float" office:value="263.7">
            <text:p>263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40.36">
            <text:p>-740.36</text:p>
          </table:table-cell>
          <table:table-cell office:value-type="float" office:value="118.368">
            <text:p>118.37</text:p>
          </table:table-cell>
          <table:table-cell office:value-type="float" office:value="-977.82">
            <text:p>-977.82</text:p>
          </table:table-cell>
          <table:table-cell office:value-type="float" office:value="-31.86">
            <text:p>-31.86</text:p>
          </table:table-cell>
          <table:table-cell office:value-type="float" office:value="21.86">
            <text:p>21.86</text:p>
          </table:table-cell>
          <table:table-cell office:value-type="float" office:value="263.46">
            <text:p>263.46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951.62">
            <text:p>-951.62</text:p>
          </table:table-cell>
          <table:table-cell office:value-type="float" office:value="47.76">
            <text:p>47.7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01.36">
            <text:p>-901.36</text:p>
          </table:table-cell>
          <table:table-cell office:value-type="float" office:value="75.48">
            <text:p>75.4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83.36">
            <text:p>-983.36</text:p>
          </table:table-cell>
          <table:table-cell office:value-type="float" office:value="16.3">
            <text:p>16.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44.28">
            <text:p>-844.28</text:p>
          </table:table-cell>
          <table:table-cell office:value-type="float" office:value="152.3">
            <text:p>152.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83.58">
            <text:p>-983.58</text:p>
          </table:table-cell>
          <table:table-cell office:value-type="float" office:value="16.02">
            <text:p>16.0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52.68">
            <text:p>-452.68</text:p>
          </table:table-cell>
          <table:table-cell office:value-type="float" office:value="201.52">
            <text:p>201.5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83.4">
            <text:p>-983.4</text:p>
          </table:table-cell>
          <table:table-cell office:value-type="float" office:value="16.26">
            <text:p>16.2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7.56">
            <text:p>-967.56</text:p>
          </table:table-cell>
          <table:table-cell office:value-type="float" office:value="31.3">
            <text:p>31.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8.7">
            <text:p>-968.7</text:p>
          </table:table-cell>
          <table:table-cell office:value-type="float" office:value="30.74">
            <text:p>30.7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56.64">
            <text:p>-456.64</text:p>
          </table:table-cell>
          <table:table-cell office:value-type="float" office:value="218.9">
            <text:p>218.9</text:p>
          </table:table-cell>
          <table:table-cell table:formula="oooc:=AVERAGE([.B1:.B10])" office:value-type="float" office:value="-849.318">
            <text:p>-849.32</text:p>
          </table:table-cell>
          <table:table-cell table:formula="oooc:=AVERAGE([.C1:.C10])" office:value-type="float" office:value="80.658">
            <text:p>80.66</text:p>
          </table:table-cell>
          <table:table-cell table:formula="oooc:=MIN([.B1:.B10])" office:value-type="float" office:value="-983.58">
            <text:p>-983.58</text:p>
          </table:table-cell>
          <table:table-cell table:formula="oooc:=MAX([.B1:.B10])" office:value-type="float" office:value="-452.68">
            <text:p>-452.68</text:p>
          </table:table-cell>
          <table:table-cell table:formula="oooc:=MIN([.C1:.C10])" office:value-type="float" office:value="16.02">
            <text:p>16.02</text:p>
          </table:table-cell>
          <table:table-cell table:formula="oooc:=MAX([.C1:.C10])" office:value-type="float" office:value="218.9">
            <text:p>218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84.32">
            <text:p>-984.32</text:p>
          </table:table-cell>
          <table:table-cell office:value-type="float" office:value="15.3">
            <text:p>15.3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799.94">
            <text:p>-799.94</text:p>
          </table:table-cell>
          <table:table-cell office:value-type="float" office:value="154.3">
            <text:p>154.3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43.24">
            <text:p>-943.24</text:p>
          </table:table-cell>
          <table:table-cell office:value-type="float" office:value="56.32">
            <text:p>56.3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79.12">
            <text:p>-979.12</text:p>
          </table:table-cell>
          <table:table-cell office:value-type="float" office:value="20.58">
            <text:p>20.58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71.72">
            <text:p>-971.72</text:p>
          </table:table-cell>
          <table:table-cell office:value-type="float" office:value="27.06">
            <text:p>27.0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816.02">
            <text:p>-816.02</text:p>
          </table:table-cell>
          <table:table-cell office:value-type="float" office:value="100.52">
            <text:p>100.5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612.74">
            <text:p>-612.74</text:p>
          </table:table-cell>
          <table:table-cell office:value-type="float" office:value="204.08">
            <text:p>204.08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822.46">
            <text:p>-822.46</text:p>
          </table:table-cell>
          <table:table-cell office:value-type="float" office:value="175.22">
            <text:p>175.2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71.18">
            <text:p>-971.18</text:p>
          </table:table-cell>
          <table:table-cell office:value-type="float" office:value="28.36">
            <text:p>28.3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43.14">
            <text:p>-43.14</text:p>
          </table:table-cell>
          <table:table-cell office:value-type="float" office:value="250.46">
            <text:p>250.46</text:p>
          </table:table-cell>
          <table:table-cell table:formula="oooc:=AVERAGE([.B11:.B20])" office:value-type="float" office:value="-794.388">
            <text:p>-794.39</text:p>
          </table:table-cell>
          <table:table-cell table:formula="oooc:=AVERAGE([.C11:.C20])" office:value-type="float" office:value="103.22">
            <text:p>103.22</text:p>
          </table:table-cell>
          <table:table-cell table:formula="oooc:=MIN([.B11:.B20])" office:value-type="float" office:value="-984.32">
            <text:p>-984.32</text:p>
          </table:table-cell>
          <table:table-cell table:formula="oooc:=MAX([.B11:.B20])" office:value-type="float" office:value="-43.14">
            <text:p>-43.14</text:p>
          </table:table-cell>
          <table:table-cell table:formula="oooc:=MIN([.C11:.C20])" office:value-type="float" office:value="15.3">
            <text:p>15.3</text:p>
          </table:table-cell>
          <table:table-cell table:formula="oooc:=MAX([.C11:.C20])" office:value-type="float" office:value="250.46">
            <text:p>250.4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77.72">
            <text:p>-977.72</text:p>
          </table:table-cell>
          <table:table-cell office:value-type="float" office:value="21.78">
            <text:p>21.78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753">
            <text:p>-753</text:p>
          </table:table-cell>
          <table:table-cell office:value-type="float" office:value="85.52">
            <text:p>85.52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7.9">
            <text:p>-967.9</text:p>
          </table:table-cell>
          <table:table-cell office:value-type="float" office:value="31.8">
            <text:p>31.8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86.86">
            <text:p>-986.86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7.32">
            <text:p>-967.32</text:p>
          </table:table-cell>
          <table:table-cell office:value-type="float" office:value="32.18">
            <text:p>32.18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70.36">
            <text:p>-970.36</text:p>
          </table:table-cell>
          <table:table-cell office:value-type="float" office:value="29.26">
            <text:p>29.26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22.88">
            <text:p>-922.88</text:p>
          </table:table-cell>
          <table:table-cell office:value-type="float" office:value="76.64">
            <text:p>76.64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43.7">
            <text:p>-943.7</text:p>
          </table:table-cell>
          <table:table-cell office:value-type="float" office:value="55.28">
            <text:p>55.28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894.54">
            <text:p>-894.54</text:p>
          </table:table-cell>
          <table:table-cell office:value-type="float" office:value="64.14">
            <text:p>64.14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0.74">
            <text:p>-960.74</text:p>
          </table:table-cell>
          <table:table-cell office:value-type="float" office:value="37.6">
            <text:p>37.6</text:p>
          </table:table-cell>
          <table:table-cell table:formula="oooc:=AVERAGE([.B21:.B30])" office:value-type="float" office:value="-934.502">
            <text:p>-934.5</text:p>
          </table:table-cell>
          <table:table-cell table:formula="oooc:=AVERAGE([.C21:.C30])" office:value-type="float" office:value="44.714">
            <text:p>44.71</text:p>
          </table:table-cell>
          <table:table-cell table:formula="oooc:=MIN([.B21:.B30])" office:value-type="float" office:value="-986.86">
            <text:p>-986.86</text:p>
          </table:table-cell>
          <table:table-cell table:formula="oooc:=MAX([.B21:.B30])" office:value-type="float" office:value="-753">
            <text:p>-753</text:p>
          </table:table-cell>
          <table:table-cell table:formula="oooc:=MIN([.C21:.C30])" office:value-type="float" office:value="12.94">
            <text:p>12.94</text:p>
          </table:table-cell>
          <table:table-cell table:formula="oooc:=MAX([.C21:.C30])" office:value-type="float" office:value="85.52">
            <text:p>85.5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3.94">
            <text:p>-963.94</text:p>
          </table:table-cell>
          <table:table-cell office:value-type="float" office:value="34.76">
            <text:p>34.76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207.54">
            <text:p>-207.54</text:p>
          </table:table-cell>
          <table:table-cell office:value-type="float" office:value="207.6">
            <text:p>207.6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6.32">
            <text:p>-966.32</text:p>
          </table:table-cell>
          <table:table-cell office:value-type="float" office:value="33.06">
            <text:p>33.06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02.1">
            <text:p>-902.1</text:p>
          </table:table-cell>
          <table:table-cell office:value-type="float" office:value="77.1">
            <text:p>77.1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645.18">
            <text:p>-645.18</text:p>
          </table:table-cell>
          <table:table-cell office:value-type="float" office:value="210.18">
            <text:p>210.1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3.78">
            <text:p>-923.78</text:p>
          </table:table-cell>
          <table:table-cell office:value-type="float" office:value="74.58">
            <text:p>74.5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87.38">
            <text:p>-987.38</text:p>
          </table:table-cell>
          <table:table-cell office:value-type="float" office:value="12.34">
            <text:p>12.34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6.12">
            <text:p>-916.12</text:p>
          </table:table-cell>
          <table:table-cell office:value-type="float" office:value="81.98">
            <text:p>81.9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3.98">
            <text:p>-953.98</text:p>
          </table:table-cell>
          <table:table-cell office:value-type="float" office:value="45.02">
            <text:p>45.02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6.46">
            <text:p>-916.46</text:p>
          </table:table-cell>
          <table:table-cell office:value-type="float" office:value="62">
            <text:p>62</text:p>
          </table:table-cell>
          <table:table-cell table:formula="oooc:=AVERAGE([.B31:.B40])" office:value-type="float" office:value="-838.28">
            <text:p>-838.28</text:p>
          </table:table-cell>
          <table:table-cell table:formula="oooc:=AVERAGE([.C31:.C40])" office:value-type="float" office:value="83.862">
            <text:p>83.86</text:p>
          </table:table-cell>
          <table:table-cell table:formula="oooc:=MIN([.B31:.B40])" office:value-type="float" office:value="-987.38">
            <text:p>-987.38</text:p>
          </table:table-cell>
          <table:table-cell table:formula="oooc:=MAX([.B31:.B40])" office:value-type="float" office:value="-207.54">
            <text:p>-207.54</text:p>
          </table:table-cell>
          <table:table-cell table:formula="oooc:=MIN([.C31:.C40])" office:value-type="float" office:value="12.34">
            <text:p>12.34</text:p>
          </table:table-cell>
          <table:table-cell table:formula="oooc:=MAX([.C31:.C40])" office:value-type="float" office:value="210.18">
            <text:p>210.1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7.34">
            <text:p>-937.34</text:p>
          </table:table-cell>
          <table:table-cell office:value-type="float" office:value="62.1">
            <text:p>62.1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626.48">
            <text:p>-626.48</text:p>
          </table:table-cell>
          <table:table-cell office:value-type="float" office:value="150.92">
            <text:p>150.92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79.86">
            <text:p>-979.86</text:p>
          </table:table-cell>
          <table:table-cell office:value-type="float" office:value="19.84">
            <text:p>19.84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792.26">
            <text:p>-792.26</text:p>
          </table:table-cell>
          <table:table-cell office:value-type="float" office:value="184.64">
            <text:p>184.64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5.72">
            <text:p>-935.72</text:p>
          </table:table-cell>
          <table:table-cell office:value-type="float" office:value="61.04">
            <text:p>61.04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887.78">
            <text:p>-887.78</text:p>
          </table:table-cell>
          <table:table-cell office:value-type="float" office:value="69.48">
            <text:p>69.48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82.62">
            <text:p>-982.62</text:p>
          </table:table-cell>
          <table:table-cell office:value-type="float" office:value="17.14">
            <text:p>17.14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83.18">
            <text:p>-983.18</text:p>
          </table:table-cell>
          <table:table-cell office:value-type="float" office:value="16.32">
            <text:p>16.32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9.84">
            <text:p>-939.84</text:p>
          </table:table-cell>
          <table:table-cell office:value-type="float" office:value="58.64">
            <text:p>58.64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58.38">
            <text:p>-958.38</text:p>
          </table:table-cell>
          <table:table-cell office:value-type="float" office:value="40.2">
            <text:p>40.2</text:p>
          </table:table-cell>
          <table:table-cell table:formula="oooc:=AVERAGE([.B41:.B50])" office:value-type="float" office:value="-902.346">
            <text:p>-902.35</text:p>
          </table:table-cell>
          <table:table-cell table:formula="oooc:=AVERAGE([.C41:.C50])" office:value-type="float" office:value="68.032">
            <text:p>68.03</text:p>
          </table:table-cell>
          <table:table-cell table:formula="oooc:=MIN([.B41:.B50])" office:value-type="float" office:value="-983.18">
            <text:p>-983.18</text:p>
          </table:table-cell>
          <table:table-cell table:formula="oooc:=MAX([.B41:.B50])" office:value-type="float" office:value="-626.48">
            <text:p>-626.48</text:p>
          </table:table-cell>
          <table:table-cell table:formula="oooc:=MIN([.C41:.C50])" office:value-type="float" office:value="16.32">
            <text:p>16.32</text:p>
          </table:table-cell>
          <table:table-cell table:formula="oooc:=MAX([.C41:.C50])" office:value-type="float" office:value="184.64">
            <text:p>184.6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53.02">
            <text:p>-953.02</text:p>
          </table:table-cell>
          <table:table-cell office:value-type="float" office:value="45.82">
            <text:p>45.82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20.14">
            <text:p>-920.14</text:p>
          </table:table-cell>
          <table:table-cell office:value-type="float" office:value="77.76">
            <text:p>77.76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299.64">
            <text:p>-299.64</text:p>
          </table:table-cell>
          <table:table-cell office:value-type="float" office:value="236.9">
            <text:p>236.9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86.9">
            <text:p>-986.9</text:p>
          </table:table-cell>
          <table:table-cell office:value-type="float" office:value="12.9">
            <text:p>12.9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558.16">
            <text:p>-558.16</text:p>
          </table:table-cell>
          <table:table-cell office:value-type="float" office:value="218.86">
            <text:p>218.86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5.92">
            <text:p>-965.92</text:p>
          </table:table-cell>
          <table:table-cell office:value-type="float" office:value="33.58">
            <text:p>33.58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79.04">
            <text:p>-979.04</text:p>
          </table:table-cell>
          <table:table-cell office:value-type="float" office:value="20.7">
            <text:p>20.7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90.94">
            <text:p>-190.94</text:p>
          </table:table-cell>
          <table:table-cell office:value-type="float" office:value="245.06">
            <text:p>245.06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77.76">
            <text:p>-977.76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518.26">
            <text:p>-518.26</text:p>
          </table:table-cell>
          <table:table-cell office:value-type="float" office:value="217.6">
            <text:p>217.6</text:p>
          </table:table-cell>
          <table:table-cell table:formula="oooc:=AVERAGE([.B51:.B60])" office:value-type="float" office:value="-734.978">
            <text:p>-734.98</text:p>
          </table:table-cell>
          <table:table-cell table:formula="oooc:=AVERAGE([.C51:.C60])" office:value-type="float" office:value="113.118">
            <text:p>113.12</text:p>
          </table:table-cell>
          <table:table-cell table:formula="oooc:=MIN([.B51:.B60])" office:value-type="float" office:value="-986.9">
            <text:p>-986.9</text:p>
          </table:table-cell>
          <table:table-cell table:formula="oooc:=MAX([.B51:.B60])" office:value-type="float" office:value="-190.94">
            <text:p>-190.94</text:p>
          </table:table-cell>
          <table:table-cell table:formula="oooc:=MIN([.C51:.C60])" office:value-type="float" office:value="12.9">
            <text:p>12.9</text:p>
          </table:table-cell>
          <table:table-cell table:formula="oooc:=MAX([.C51:.C60])" office:value-type="float" office:value="245.06">
            <text:p>245.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813.48">
            <text:p>-813.48</text:p>
          </table:table-cell>
          <table:table-cell office:value-type="float" office:value="182.78">
            <text:p>182.78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744.8">
            <text:p>-744.8</text:p>
          </table:table-cell>
          <table:table-cell office:value-type="float" office:value="112.14">
            <text:p>112.14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801.46">
            <text:p>-801.46</text:p>
          </table:table-cell>
          <table:table-cell office:value-type="float" office:value="173.9">
            <text:p>173.9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831.18">
            <text:p>-831.18</text:p>
          </table:table-cell>
          <table:table-cell office:value-type="float" office:value="167.08">
            <text:p>167.08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79.74">
            <text:p>-979.74</text:p>
          </table:table-cell>
          <table:table-cell office:value-type="float" office:value="19.62">
            <text:p>19.62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71.9">
            <text:p>-971.9</text:p>
          </table:table-cell>
          <table:table-cell office:value-type="float" office:value="27.7">
            <text:p>27.7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80.62">
            <text:p>-980.62</text:p>
          </table:table-cell>
          <table:table-cell office:value-type="float" office:value="18.82">
            <text:p>18.82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538.08">
            <text:p>-538.08</text:p>
          </table:table-cell>
          <table:table-cell office:value-type="float" office:value="136.14">
            <text:p>136.14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773.56">
            <text:p>-773.56</text:p>
          </table:table-cell>
          <table:table-cell office:value-type="float" office:value="182.3">
            <text:p>182.3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60.08">
            <text:p>-960.08</text:p>
          </table:table-cell>
          <table:table-cell office:value-type="float" office:value="39.42">
            <text:p>39.42</text:p>
          </table:table-cell>
          <table:table-cell table:formula="oooc:=AVERAGE([.B61:.B70])" office:value-type="float" office:value="-839.49">
            <text:p>-839.49</text:p>
          </table:table-cell>
          <table:table-cell table:formula="oooc:=AVERAGE([.C61:.C70])" office:value-type="float" office:value="105.99">
            <text:p>105.99</text:p>
          </table:table-cell>
          <table:table-cell table:formula="oooc:=MIN([.B61:.B70])" office:value-type="float" office:value="-980.62">
            <text:p>-980.62</text:p>
          </table:table-cell>
          <table:table-cell table:formula="oooc:=MAX([.B61:.B70])" office:value-type="float" office:value="-538.08">
            <text:p>-538.08</text:p>
          </table:table-cell>
          <table:table-cell table:formula="oooc:=MIN([.C61:.C70])" office:value-type="float" office:value="18.82">
            <text:p>18.82</text:p>
          </table:table-cell>
          <table:table-cell table:formula="oooc:=MAX([.C61:.C70])" office:value-type="float" office:value="182.78">
            <text:p>182.7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75.94">
            <text:p>-975.94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81.6">
            <text:p>-981.6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804.72">
            <text:p>-804.72</text:p>
          </table:table-cell>
          <table:table-cell office:value-type="float" office:value="171.46">
            <text:p>171.46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1.82">
            <text:p>-961.82</text:p>
          </table:table-cell>
          <table:table-cell office:value-type="float" office:value="37.46">
            <text:p>37.46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86.84">
            <text:p>-986.84</text:p>
          </table:table-cell>
          <table:table-cell office:value-type="float" office:value="12.96">
            <text:p>12.96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86.84">
            <text:p>-986.84</text:p>
          </table:table-cell>
          <table:table-cell office:value-type="float" office:value="12.98">
            <text:p>12.98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444.24">
            <text:p>-444.24</text:p>
          </table:table-cell>
          <table:table-cell office:value-type="float" office:value="232.28">
            <text:p>232.28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470.56">
            <text:p>-470.56</text:p>
          </table:table-cell>
          <table:table-cell office:value-type="float" office:value="182.84">
            <text:p>182.84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4.14">
            <text:p>-964.14</text:p>
          </table:table-cell>
          <table:table-cell office:value-type="float" office:value="35.44">
            <text:p>35.44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208.32">
            <text:p>-208.32</text:p>
          </table:table-cell>
          <table:table-cell office:value-type="float" office:value="257.5">
            <text:p>257.5</text:p>
          </table:table-cell>
          <table:table-cell table:formula="oooc:=AVERAGE([.B71:.B80])" office:value-type="float" office:value="-778.502">
            <text:p>-778.5</text:p>
          </table:table-cell>
          <table:table-cell table:formula="oooc:=AVERAGE([.C71:.C80])" office:value-type="float" office:value="98.452">
            <text:p>98.45</text:p>
          </table:table-cell>
          <table:table-cell table:formula="oooc:=MIN([.B71:.B80])" office:value-type="float" office:value="-986.84">
            <text:p>-986.84</text:p>
          </table:table-cell>
          <table:table-cell table:formula="oooc:=MAX([.B71:.B80])" office:value-type="float" office:value="-208.32">
            <text:p>-208.32</text:p>
          </table:table-cell>
          <table:table-cell table:formula="oooc:=MIN([.C71:.C80])" office:value-type="float" office:value="12.96">
            <text:p>12.96</text:p>
          </table:table-cell>
          <table:table-cell table:formula="oooc:=MAX([.C71:.C80])" office:value-type="float" office:value="257.5">
            <text:p>257.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72.96">
            <text:p>-972.96</text:p>
          </table:table-cell>
          <table:table-cell office:value-type="float" office:value="26.1">
            <text:p>26.1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6.62">
            <text:p>-936.62</text:p>
          </table:table-cell>
          <table:table-cell office:value-type="float" office:value="62.86">
            <text:p>62.86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18.34">
            <text:p>118.34</text:p>
          </table:table-cell>
          <table:table-cell office:value-type="float" office:value="270.92">
            <text:p>270.9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6.18">
            <text:p>-966.18</text:p>
          </table:table-cell>
          <table:table-cell office:value-type="float" office:value="32.48">
            <text:p>32.48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45.92">
            <text:p>-945.92</text:p>
          </table:table-cell>
          <table:table-cell office:value-type="float" office:value="53.24">
            <text:p>53.24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81.9">
            <text:p>-981.9</text:p>
          </table:table-cell>
          <table:table-cell office:value-type="float" office:value="17.66">
            <text:p>17.66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79.02">
            <text:p>-979.02</text:p>
          </table:table-cell>
          <table:table-cell office:value-type="float" office:value="20.68">
            <text:p>20.68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74.44">
            <text:p>-974.44</text:p>
          </table:table-cell>
          <table:table-cell office:value-type="float" office:value="24.6">
            <text:p>24.6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6.54">
            <text:p>-956.54</text:p>
          </table:table-cell>
          <table:table-cell office:value-type="float" office:value="42.62">
            <text:p>42.6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772.06">
            <text:p>-772.06</text:p>
          </table:table-cell>
          <table:table-cell office:value-type="float" office:value="124.66">
            <text:p>124.66</text:p>
          </table:table-cell>
          <table:table-cell table:formula="oooc:=AVERAGE([.B81:.B90])" office:value-type="float" office:value="-836.73">
            <text:p>-836.73</text:p>
          </table:table-cell>
          <table:table-cell table:formula="oooc:=AVERAGE([.C81:.C90])" office:value-type="float" office:value="67.582">
            <text:p>67.58</text:p>
          </table:table-cell>
          <table:table-cell table:formula="oooc:=MIN([.B81:.B90])" office:value-type="float" office:value="-981.9">
            <text:p>-981.9</text:p>
          </table:table-cell>
          <table:table-cell table:formula="oooc:=MAX([.B81:.B90])" office:value-type="float" office:value="118.34">
            <text:p>118.34</text:p>
          </table:table-cell>
          <table:table-cell table:formula="oooc:=MIN([.C81:.C90])" office:value-type="float" office:value="17.66">
            <text:p>17.66</text:p>
          </table:table-cell>
          <table:table-cell table:formula="oooc:=MAX([.C81:.C90])" office:value-type="float" office:value="270.92">
            <text:p>270.9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31.66">
            <text:p>-931.66</text:p>
          </table:table-cell>
          <table:table-cell office:value-type="float" office:value="66.08">
            <text:p>66.08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582.06">
            <text:p>-582.06</text:p>
          </table:table-cell>
          <table:table-cell office:value-type="float" office:value="170.7">
            <text:p>170.7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602.52">
            <text:p>-602.52</text:p>
          </table:table-cell>
          <table:table-cell office:value-type="float" office:value="212.36">
            <text:p>212.36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86.36">
            <text:p>-986.36</text:p>
          </table:table-cell>
          <table:table-cell office:value-type="float" office:value="13.42">
            <text:p>13.42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0.94">
            <text:p>-910.94</text:p>
          </table:table-cell>
          <table:table-cell office:value-type="float" office:value="67.52">
            <text:p>67.52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853.38">
            <text:p>-853.38</text:p>
          </table:table-cell>
          <table:table-cell office:value-type="float" office:value="145.28">
            <text:p>145.28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8.34">
            <text:p>-918.34</text:p>
          </table:table-cell>
          <table:table-cell office:value-type="float" office:value="59.76">
            <text:p>59.76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140.18">
            <text:p>-140.18</text:p>
          </table:table-cell>
          <table:table-cell office:value-type="float" office:value="263.7">
            <text:p>263.7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48.54">
            <text:p>-948.54</text:p>
          </table:table-cell>
          <table:table-cell office:value-type="float" office:value="51.12">
            <text:p>51.12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00">
            <text:p>-900</text:p>
          </table:table-cell>
          <table:table-cell office:value-type="float" office:value="98.84">
            <text:p>98.84</text:p>
          </table:table-cell>
          <table:table-cell table:formula="oooc:=AVERAGE([.B91:.B100])" office:value-type="float" office:value="-777.398">
            <text:p>-777.4</text:p>
          </table:table-cell>
          <table:table-cell table:formula="oooc:=AVERAGE([.C91:.C100])" office:value-type="float" office:value="114.878">
            <text:p>114.88</text:p>
          </table:table-cell>
          <table:table-cell table:formula="oooc:=MIN([.B91:.B100])" office:value-type="float" office:value="-986.36">
            <text:p>-986.36</text:p>
          </table:table-cell>
          <table:table-cell table:formula="oooc:=MAX([.B91:.B100])" office:value-type="float" office:value="-140.18">
            <text:p>-140.18</text:p>
          </table:table-cell>
          <table:table-cell table:formula="oooc:=MIN([.C91:.C100])" office:value-type="float" office:value="13.42">
            <text:p>13.42</text:p>
          </table:table-cell>
          <table:table-cell table:formula="oooc:=MAX([.C91:.C100])" office:value-type="float" office:value="263.7">
            <text:p>263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91.42">
            <text:p>-791.42</text:p>
          </table:table-cell>
          <table:table-cell office:value-type="float" office:value="163.08">
            <text:p>163.0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83.3">
            <text:p>-883.3</text:p>
          </table:table-cell>
          <table:table-cell office:value-type="float" office:value="110.02">
            <text:p>110.02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9.98">
            <text:p>-909.98</text:p>
          </table:table-cell>
          <table:table-cell office:value-type="float" office:value="68.1">
            <text:p>68.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74.3">
            <text:p>-874.3</text:p>
          </table:table-cell>
          <table:table-cell office:value-type="float" office:value="101.84">
            <text:p>101.8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1.86">
            <text:p>-31.86</text:p>
          </table:table-cell>
          <table:table-cell office:value-type="float" office:value="263.46">
            <text:p>263.4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42.34">
            <text:p>-142.34</text:p>
          </table:table-cell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77.82">
            <text:p>-977.82</text:p>
          </table:table-cell>
          <table:table-cell office:value-type="float" office:value="21.86">
            <text:p>21.8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99.46">
            <text:p>-899.46</text:p>
          </table:table-cell>
          <table:table-cell office:value-type="float" office:value="96.96">
            <text:p>96.9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65.68">
            <text:p>-965.68</text:p>
          </table:table-cell>
          <table:table-cell office:value-type="float" office:value="33.96">
            <text:p>33.9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27.44">
            <text:p>-927.44</text:p>
          </table:table-cell>
          <table:table-cell office:value-type="float" office:value="70.4">
            <text:p>70.4</text:p>
          </table:table-cell>
          <table:table-cell table:formula="oooc:=AVERAGE([.B101:.B110])" office:value-type="float" office:value="-740.36">
            <text:p>-740.36</text:p>
          </table:table-cell>
          <table:table-cell table:formula="oooc:=AVERAGE([.C101:.C110])" office:value-type="float" office:value="118.368">
            <text:p>118.37</text:p>
          </table:table-cell>
          <table:table-cell table:formula="oooc:=MIN([.B101:.B110])" office:value-type="float" office:value="-977.82">
            <text:p>-977.82</text:p>
          </table:table-cell>
          <table:table-cell table:formula="oooc:=MAX([.B101:.B110])" office:value-type="float" office:value="-31.86">
            <text:p>-31.86</text:p>
          </table:table-cell>
          <table:table-cell table:formula="oooc:=MIN([.C101:.C110])" office:value-type="float" office:value="21.86">
            <text:p>21.86</text:p>
          </table:table-cell>
          <table:table-cell table:formula="oooc:=MAX([.C101:.C110])" office:value-type="float" office:value="263.46">
            <text:p>263.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non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07/17/2007</text:date>, <text:time>21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7T20:32:32</meta:creation-date>
    <dc:creator>Steffen Nissen</dc:creator>
    <dc:date>2007-07-17T21:23:18</dc:date>
    <dc:language>en</dc:language>
    <meta:editing-cycles>2</meta:editing-cycles>
    <meta:editing-duration>PT50M49S</meta:editing-duration>
    <meta:user-defined meta:name="Info 1"/>
    <meta:user-defined meta:name="Info 2"/>
    <meta:user-defined meta:name="Info 3"/>
    <meta:user-defined meta:name="Info 4"/>
    <meta:document-statistic meta:table-count="2" meta:cell-count="473"/>
  </office:meta>
</office:document-meta>
</file>